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Lifecycle.addPhaseListener( PhaseListener phase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bagoLifecycle.executePhase( FacesContext facesContext , PhaseExecutor executor , PhaseListenerManager phaseListenerMg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obagoLifecycle.TobagoLif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bagoLifecycle.isResponseComplete( FacesContext facesContext , PhaseId phase , boolean bef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bagoLifecycle.execute( FacesContext faces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bagoLifecycle.getPhase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bagoLifecycle.shouldRenderResponse( FacesContext facesContext , PhaseId phase , boolean bef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bagoLifecycle.removePhaseListener( PhaseListener phase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bagoLifecycle.render( FacesContext faces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